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1d20f"/>
    </style:style>
    <style:style style:name="P3" style:family="paragraph" style:parent-style-name="Standard">
      <style:text-properties fo:language="fr" fo:country="FR" officeooo:rsid="0003e29b"/>
    </style:style>
    <style:style style:name="P4" style:family="paragraph" style:parent-style-name="Standard">
      <style:text-properties fo:language="fr" fo:country="FR" officeooo:rsid="00060a51"/>
    </style:style>
    <style:style style:name="P5" style:family="paragraph" style:parent-style-name="Standard">
      <style:text-properties fo:language="fr" fo:country="FR" officeooo:rsid="00068553"/>
    </style:style>
    <style:style style:name="P6" style:family="paragraph" style:parent-style-name="Standard">
      <style:text-properties fo:language="fr" fo:country="FR" officeooo:rsid="0007bbf0"/>
    </style:style>
    <style:style style:name="P7" style:family="paragraph" style:parent-style-name="Standard">
      <style:text-properties fo:language="fr" fo:country="FR" officeooo:rsid="0007bbf0" officeooo:paragraph-rsid="0009ab4a"/>
    </style:style>
    <style:style style:name="P8" style:family="paragraph" style:parent-style-name="Standard">
      <style:text-properties fo:language="fr" fo:country="FR" officeooo:rsid="000b16f7" officeooo:paragraph-rsid="000b16f7"/>
    </style:style>
    <style:style style:name="P9" style:family="paragraph" style:parent-style-name="Standard">
      <style:text-properties fo:language="fr" fo:country="FR" officeooo:rsid="000b16f7" officeooo:paragraph-rsid="00121c6c"/>
    </style:style>
    <style:style style:name="P10" style:family="paragraph" style:parent-style-name="Standard">
      <style:text-properties officeooo:rsid="000b16f7" officeooo:paragraph-rsid="000b16f7"/>
    </style:style>
    <style:style style:name="P11" style:family="paragraph" style:parent-style-name="Standard">
      <style:text-properties officeooo:paragraph-rsid="00121c6c"/>
    </style:style>
    <style:style style:name="P12" style:family="paragraph" style:parent-style-name="Standard">
      <style:text-properties officeooo:rsid="00134148" officeooo:paragraph-rsid="00134148"/>
    </style:style>
    <style:style style:name="P13" style:family="paragraph" style:parent-style-name="Standard">
      <style:text-properties officeooo:rsid="001730c7" officeooo:paragraph-rsid="001730c7"/>
    </style:style>
    <style:style style:name="P14" style:family="paragraph" style:parent-style-name="Standard">
      <style:text-properties officeooo:rsid="00134148" officeooo:paragraph-rsid="00134148"/>
    </style:style>
    <style:style style:name="P15" style:family="paragraph" style:parent-style-name="Standard">
      <style:text-properties officeooo:rsid="001d5df2" officeooo:paragraph-rsid="001d5df2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3503"/>
    </style:style>
    <style:style style:name="T3" style:family="text">
      <style:text-properties fo:language="fr" fo:country="FR" officeooo:rsid="0001d20f"/>
    </style:style>
    <style:style style:name="T4" style:family="text">
      <style:text-properties fo:language="fr" fo:country="FR" officeooo:rsid="00030cb3"/>
    </style:style>
    <style:style style:name="T5" style:family="text">
      <style:text-properties fo:language="fr" fo:country="FR" officeooo:rsid="0003e29b"/>
    </style:style>
    <style:style style:name="T6" style:family="text">
      <style:text-properties fo:language="fr" fo:country="FR" officeooo:rsid="00060a51"/>
    </style:style>
    <style:style style:name="T7" style:family="text">
      <style:text-properties fo:language="fr" fo:country="FR" officeooo:rsid="00068553"/>
    </style:style>
    <style:style style:name="T8" style:family="text">
      <style:text-properties fo:language="fr" fo:country="FR" officeooo:rsid="0007bbf0"/>
    </style:style>
    <style:style style:name="T9" style:family="text">
      <style:text-properties fo:language="fr" fo:country="FR" officeooo:rsid="000c7c94"/>
    </style:style>
    <style:style style:name="T10" style:family="text">
      <style:text-properties fo:language="fr" fo:country="FR" officeooo:rsid="000b16f7"/>
    </style:style>
    <style:style style:name="T11" style:family="text">
      <style:text-properties officeooo:rsid="000db8bf"/>
    </style:style>
    <style:style style:name="T12" style:family="text">
      <style:text-properties officeooo:rsid="00121c6c"/>
    </style:style>
    <style:style style:name="T13" style:family="text">
      <style:text-properties officeooo:rsid="0015efaa"/>
    </style:style>
    <style:style style:name="T14" style:family="text">
      <style:text-properties officeooo:rsid="00189a32"/>
    </style:style>
    <style:style style:name="T15" style:family="text">
      <style:text-properties officeooo:rsid="001b2431"/>
    </style:style>
    <style:style style:name="T16" style:family="text">
      <style:text-properties officeooo:rsid="001c69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Donnée_aberrante" text:style-name="Internet_20_link" text:visited-style-name="Visited_20_Internet_20_Link">https://fr.wikipedia.org/wiki/Donn%C3%A9e_aberrante</text:a><text:span text:style-name="T1"> : </text:span><text:span text:style-name="T2">explications générales sur l’origine. Liste de méthodes, classées par types.</text:span></text:p>
      <text:p text:style-name="P1"/>
      <text:p text:style-name="Standard"><text:a xlink:type="simple" xlink:href="https://fr.wikipedia.org/wiki/Test_de_Chauvenet" text:style-name="Internet_20_link" text:visited-style-name="Visited_20_Internet_20_Link">https://fr.wikipedia.org/wiki/Test_de_Chauvenet</text:a><text:span text:style-name="T1"> : </text:span><text:span text:style-name="T3">description très sommaire du test de Chauvenet</text:span></text:p>
      <text:p text:style-name="P2"/>
      <text:p text:style-name="Standard"><text:a xlink:type="simple" xlink:href="https://lemakistatheux.wordpress.com/category/tests-statistique-indices-de-liaison-et-coefficients-de-correlation/les-tests-pour-la-detection-doutliers/" text:style-name="Internet_20_link" text:visited-style-name="Visited_20_Internet_20_Link">https://lemakistatheux.wordpress.com/category/tests-statistique-indices-de-liaison-et-coefficients-de-correlation/les-tests-pour-la-detection-doutliers/</text:a><text:span text:style-name="T3"> </text:span><text:span text:style-name="T4">Plusieurs méthodes </text:span><text:span text:style-name="T5">expliquées</text:span><text:span text:style-name="T4"> permettant de détecter les outliers </text:span><text:span text:style-name="T5">(Tukey, Test Q de Dixon, Chauvenet, Grubbs, Tietjen-Moore, Déviation extrême généralisée Student, modifié de Thompson, critère de Peirce) + des exemples</text:span></text:p>
      <text:p text:style-name="P3"/>
      <text:p text:style-name="Standard"><text:a xlink:type="simple" xlink:href="https://www.statisticshowto.datasciencecentral.com/modified-thompson-tau-test/" text:style-name="Internet_20_link" text:visited-style-name="Visited_20_Internet_20_Link"><text:span text:style-name="T5">https://www.statisticshowto.datasciencecentral.com/modified-thompson-tau-test/</text:span></text:a></text:p>
      <text:p text:style-name="P3"/>
      <text:p text:style-name="Standard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<text:span text:style-name="T5"> </text:span><text:span text:style-name="T6">« recette d’application » du test de Grubbs</text:span></text:p>
      <text:p text:style-name="P4"/>
      <text:p text:style-name="Standard"><text:a xlink:type="simple" xlink:href="https://math.stackexchange.com/questions/3310801/how-can-i-find-a-q-relaxed-intersection-set-using-python-sets" text:style-name="Internet_20_link" text:visited-style-name="Visited_20_Internet_20_Link">https://math.stackexchange.com/questions/3310801/how-can-i-find-a-q-relaxed-intersection-set-using-python-sets</text:a><text:span text:style-name="T6"> </text:span><text:span text:style-name="T7">Implémentation intersection q-relachee</text:span></text:p>
      <text:p text:style-name="P5"/>
      <text:p text:style-name="Standard"><text:a xlink:type="simple" xlink:href="https://stackoverflow.com/questions/57333713/algorithm-or-python-function-to-find-the-q-relaxed-intersection-set" text:style-name="Internet_20_link" text:visited-style-name="Visited_20_Internet_20_Link">https://stackoverflow.com/questions/57333713/algorithm-or-python-function-to-find-the-q-relaxed-intersection-set</text:a><text:span text:style-name="T7"> Implémentation intersection q-relachee</text:span></text:p>
      <text:p text:style-name="P5"/>
      <text:p text:style-name="Standard"><text:a xlink:type="simple" xlink:href="https://www.researchgate.net/figure/Computing-the-q-relaxed-intersection-13_fig2_282172259" text:style-name="Internet_20_link" text:visited-style-name="Visited_20_Internet_20_Link">https://www.researchgate.net/figure/Computing-the-q-relaxed-intersection-13_fig2_282172259</text:a><text:span text:style-name="T7"> </text:span><text:span text:style-name="T8">Compréhension (illustration) intersection q-relâchée</text:span></text:p>
      <text:p text:style-name="P6"/>
      <text:p text:style-name="Standard"><text:a xlink:type="simple" xlink:href="https://www.researchgate.net/figure/q-relaxed-intersection-of-four-sets-for-q-0-1-2_fig1_282172259" text:style-name="Internet_20_link" text:visited-style-name="Visited_20_Internet_20_Link"><text:span text:style-name="T8">https://www.researchgate.net/figure/q-relaxed-intersection-of-four-sets-for-q-0-1-2_fig1_282172259</text:span></text:a></text:p>
      <text:p text:style-name="P7">Compréhension (illustration) intersection q-relâchée</text:p>
      <text:p text:style-name="P7"/>
      <text:p text:style-name="P10"><text:a xlink:type="simple" xlink:href="http://www.numdam.org/article/RSA_1990_38_1_5_0.pdf" text:style-name="Internet_20_link" text:visited-style-name="Visited_20_Internet_20_Link"><text:span text:style-name="T8">www.numdam.org/article/RSA_1990_38_1_5_</text:span></text:a><text:a xlink:type="simple" xlink:href="http://www.numdam.org/article/RSA_1990_38_1_5_0.pdf" text:style-name="Internet_20_link" text:visited-style-name="Visited_20_Internet_20_Link">0.pdf</text:a><text:span text:style-name="T1"> </text:span><text:span text:style-name="T9">technique des influences</text:span></text:p>
      <text:p text:style-name="P10"/>
      <text:p text:style-name="P8"><text:a xlink:type="simple" xlink:href="https://essicolo.github.io/ecologie-mathematique-R/chapitre-outliers.html#valeurs-et-échantillons-aberrants-définition-origines-méthodes-de-détection-et-traitement" text:style-name="Internet_20_link" text:visited-style-name="Visited_20_Internet_20_Link">10 Détection de valeurs aberrantes et imputation de données manquantes | Analyse et modélisation d’agroécosystèmes</text:a> : <text:span text:style-name="T11">principalement des méthodes de détection de points aberrants par distances, mais aussi des explication de ce que peut être une donnée aberrante (+image « représentant » le projet)</text:span></text:p>
      <text:p text:style-name="P8"/>
      <text:p text:style-name="P11"><text:a xlink:type="simple" xlink:href="https://hal-univ-paris10.archives-ouvertes.fr/hal-01633701/document" text:style-name="Internet_20_link" text:visited-style-name="Visited_20_Internet_20_Link"><text:span text:style-name="T10">Détection par boosting de données aberrantes en régression – document</text:span></text:a></text:p>
      <text:p text:style-name="P9"/>
      <text:p text:style-name="P11"><text:span text:style-name="T10"><text:s/></text:span><text:a xlink:type="simple" xlink:href="http://docnum.univ-lorraine.fr/public/INPL_T_1994_KOBI_A.pdf" text:style-name="Internet_20_link" text:visited-style-name="Visited_20_Internet_20_Link">INPL_T_1994_KOBI_A.pdf</text:a> <text:span text:style-name="T12">Estimateurs (chapitre 2) : régressions simple et multiple.</text:span></text:p>
      <text:p text:style-name="P12">Moindres carrés médiants, moindres carrés trimming (choix d’auters fonctions à minimiser, tâche 7)</text:p>
      <text:p text:style-name="P13">(uniquement du linéaire ?)</text:p>
      <text:p text:style-name="P13"/>
      <text:p text:style-name="P12"><text:a xlink:type="simple" xlink:href="https://en.wikipedia.org/wiki/Grubbs%27s_test_for_outliers" text:style-name="Internet_20_link" text:visited-style-name="Visited_20_Internet_20_Link">https://en.wikipedia.org/wiki/Grubbs%27s_test_for_outliers</text:a> <text:span text:style-name="T13">test de Grubbs</text:span></text:p>
      <text:p text:style-name="P12"/>
      <text:p text:style-name="P12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 <text:span text:style-name="T14">test de Grubbs (pratique seulement, pas de théorie)</text:span></text:p>
      <text:p text:style-name="P12"/>
      <text:p text:style-name="P12"><text:a xlink:type="simple" xlink:href="http://eric.univ-lyon2.fr/~ricco/cours/slides/PI%20-%20statistiques%20avec%20scipy.pdf" text:style-name="Internet_20_link" text:visited-style-name="Visited_20_Internet_20_Link">http://eric.univ-lyon2.fr/~ricco/cours/slides/PI%20-%20statistiques%20avec%20scipy.pdf</text:a> <text:span text:style-name="T15">Aide pour le module python scipy (récupération du taux critique avec Student)</text:span></text:p>
      <text:p text:style-name="P12"/>
      <text:p text:style-name="P12"><text:a xlink:type="simple" xlink:href="http://larmarange.github.io/analyse-R/statistique-univariee.html" text:style-name="Internet_20_link" text:visited-style-name="Visited_20_Internet_20_Link">http://larmarange.github.io/analyse-R/statistique-univariee.html</text:a> <text:span text:style-name="T16">différence univariée / bivariée</text:span></text:p>
      <text:p text:style-name="P12"/>
      <text:p text:style-name="P15"><text:soft-page-break/>Plusieurs méthodes expliquées sur ce site <text:a xlink:type="simple" xlink:href="https://www.itl.nist.gov/div898/handbook/eda/section3/eda35h2.htm" text:style-name="Internet_20_link" text:visited-style-name="Visited_20_Internet_20_Link">https://www.itl.nist.gov/div898/handbook/eda/section3/eda35h2.htm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4-01T18:52:39.635000000</dc:date>
    <meta:editing-duration>PT6H45M58S</meta:editing-duration>
    <meta:editing-cycles>21</meta:editing-cycles>
    <meta:document-statistic meta:table-count="0" meta:image-count="0" meta:object-count="0" meta:page-count="2" meta:paragraph-count="21" meta:word-count="200" meta:character-count="2660" meta:non-whitespace-character-count="2479"/>
  </office:meta>
</office:document-meta>
</file>